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3.85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3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537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10749999999999997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7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587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587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7:0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19T17:00:18.08</dc:date>
    <dc:creator>W. Pahl</dc:creator>
    <meta:editing-duration>PT6H20M20S</meta:editing-duration>
    <meta:editing-cycles>12</meta:editing-cycles>
    <meta:generator>OpenOffice/4.1.15$Win32 OpenOffice.org_project/4115m2$Build-9813</meta:generator>
    <meta:document-statistic meta:table-count="3" meta:cell-count="676" meta:object-count="0"/>
  </office:meta>
</office:document-meta>
</file>